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1cm" svg:stroke-color="#c0c0c0" draw:marker-start-width="0.35cm" draw:marker-end-width="0.35cm" svg:stroke-opacity="70%" draw:fill="solid" draw:fill-color="#bee6f5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2cm" svg:stroke-color="#e6e6e6" draw:marker-start-width="0.38cm" draw:marker-end-width="0.38cm" svg:stroke-opacity="85%" draw:textarea-horizontal-align="center" draw:textarea-vertical-align="middle" fo:padding-top="0.06cm" fo:padding-bottom="0.06cm" fo:padding-left="0.06cm" fo:padding-right="0.06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63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font-name="Verdana" fo:font-size="40pt" style:font-size-asian="40pt" style:font-size-complex="40pt"/>
    </style:style>
    <style:style style:name="T2" style:family="text">
      <style:text-properties style:font-name="Verdana" fo:font-size="22pt" style:font-size-asian="22pt" style:font-size-complex="22pt"/>
    </style:style>
    <style:style style:name="T3" style:family="text">
      <style:text-properties style:font-name="Verdana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><text:span text:style-name="T1"/></text:p>
            <text:p text:style-name="P1"><text:span text:style-name="T1">Status report</text:span></text:p>
            <text:p text:style-name="P1"><text:span text:style-name="T2">[26.05.2014]</text:span></text:p>
            <text:p text:style-name="P1"><text:span text:style-name="T3"/></text:p>
            <text:p text:style-name="P1"><text:span text:style-name="T3">Manuel Mittler</text:span></text:p>
            <text:p text:style-name="P1"><text:span text:style-name="T2">Research lab – Summer term 2014</text:span></text:p>
            <text:p text:style-name="P1"><text:span text:style-name="T2">University Koblenz-Landau</text:span></text:p>
          </draw:text-box>
        </draw:frame>
        <draw:rect draw:style-name="gr1" draw:text-style-name="P1" draw:layer="layout" svg:width="28cm" svg:height="4cm" svg:x="0cm" svg:y="0cm">
          <text:p/>
        </draw:rect>
        <draw:line draw:style-name="gr2" draw:text-style-name="P1" draw:layer="layout" svg:x1="0cm" svg:y1="4cm" svg:x2="28cm" svg:y2="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1" draw:layer="layout" svg:width="25.199cm" svg:height="2.663cm" svg:x="1.4cm" svg:y="0.837cm" presentation:class="title">
          <draw:text-box>
            <text:p>Open from last meeting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To collect further ideas on good agent behaviour, take a look at the implementation of the agents provided in the MAPC 2013 download package.</text:p>
              </text:list-item>
              <text:list-item>
                <text:p>Software development methodology like XP or SCRUM?</text:p>
              </text:list-item>
              <text:list-item>
                <text:p>Decide on a language to work with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draw:frame presentation:style-name="pr1" draw:layer="layout" svg:width="25.199cm" svg:height="2.663cm" svg:x="1.4cm" svg:y="0.837cm" presentation:class="title">
          <draw:text-box>
            <text:p>Open from last meeting</text:p>
          </draw:text-box>
        </draw:frame>
        <draw:frame presentation:style-name="pr2" draw:layer="layout" svg:width="25.199cm" svg:height="13.859cm" svg:x="1.301cm" svg:y="4.5cm" presentation:class="outline" presentation:user-transformed="true">
          <draw:text-box>
            <text:list text:style-name="L1">
              <text:list-item>
                <text:p>What team and project name do we want to use?</text:p>
                <text:list>
                  <text:list-item>
                    <text:p>Artur proposed Koblenz Multi-Agents KoMA (coma)</text:p>
                  </text:list-item>
                  <text:list-item>
                    <text:p>Michael R. proposed Multi-Agents Koblenz MAKo (a shark)</text:p>
                  </text:list-item>
                  <text:list-item>
                    <text:p>Miriam proposed AMoK (KoMA backward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draw:frame presentation:style-name="pr1" draw:layer="layout" svg:width="25.199cm" svg:height="2.663cm" svg:x="1.4cm" svg:y="0.837cm" presentation:class="title">
          <draw:text-box>
            <text:p>Decisions made</text:p>
          </draw:text-box>
        </draw:frame>
        <draw:frame presentation:style-name="pr2" draw:layer="layout" svg:width="25.199cm" svg:height="14.721cm" svg:x="1.301cm" svg:y="4.279cm" presentation:class="outline" presentation:user-transformed="true">
          <draw:text-box>
            <text:list text:style-name="L1">
              <text:list-item>
                <text:p>Look through the implementation of other teams how they realized the planning (Jason). </text:p>
              </text:list-item>
              <text:list-item>
                <text:p>Start our implementation on top of the project that Artur set up. </text:p>
              </text:list-item>
              <text:list-item>
                <text:p>Strip the code down to the basic functions so that we are able to communicate with the server etc. On top of that we will then add our plans (Jason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draw:frame presentation:style-name="pr1" draw:layer="layout" svg:width="25.199cm" svg:height="2.663cm" svg:x="1.4cm" svg:y="0.837cm" presentation:class="title">
          <draw:text-box>
            <text:p>Decisions mad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1">
              <text:list-item>
                <text:p>We will use the provided EISMASSim-API to communicate with the server (API that wrapps xml-message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draw:frame presentation:style-name="pr1" draw:layer="layout" svg:width="25.199cm" svg:height="2.663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/>
            <text:p text:style-name="P1"/>
            <text:p text:style-name="P1"/>
            <text:p text:style-name="P1"><text:span text:style-name="T4">Thanks for your attenti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cm" svg:stroke-color="#c0c0c0" draw:marker-start-width="0.35cm" draw:marker-end-width="0.35cm" svg:stroke-opacity="70%" draw:fill="solid" draw:fill-color="#33b5e5" draw:textarea-horizontal-align="center" draw:textarea-vertical-align="middle" fo:padding-top="0.05cm" fo:padding-bottom="0.05cm" fo:padding-left="0.05cm" fo:padding-right="0.05cm"/>
    </style:style>
    <style:style style:name="Mgr4" style:family="graphic" style:parent-style-name="standard">
      <style:graphic-properties svg:stroke-width="0.12cm" svg:stroke-color="#c0c0c0" draw:marker-start-width="0.38cm" draw:marker-end-width="0.38cm" svg:stroke-opacity="85%" draw:textarea-horizontal-align="center" draw:textarea-vertical-align="middle" fo:padding-top="0.06cm" fo:padding-bottom="0.06cm" fo:padding-left="0.06cm" fo:padding-right="0.06cm"/>
    </style:style>
    <style:style style:name="Mgr5" style:family="graphic" style:parent-style-name="standard">
      <style:graphic-properties svg:stroke-width="0.1cm" svg:stroke-color="#33b5e5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Verdana" fo:font-size="14pt" style:font-size-asian="14pt" style:font-size-complex="14pt"/>
    </style:style>
    <style:style style:name="MP5" style:family="paragraph">
      <style:paragraph-properties fo:text-align="center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rect draw:style-name="Mgr3" draw:text-style-name="MP3" draw:layer="backgroundobjects" svg:width="28cm" svg:height="4cm" svg:x="0cm" svg:y="0cm">
        <text:p/>
      </draw:rect>
      <draw:frame presentation:style-name="Mpr1" draw:layer="backgroundobjects" svg:width="25.199cm" svg:height="2.663cm" svg:x="1.4cm" svg:y="0.837cm" presentation:class="title">
        <draw:text-box>
          <text:p>Title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>First</text:p>
              <text:list>
                <text:list-item>
                  <text:p>Second</text:p>
                  <text:list>
                    <text:list-item>
                      <text:p>Third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79cm" svg:x="1.4cm" svg:y="19.5cm" presentation:class="date-time">
        <draw:text-box>
          <text:p text:style-name="MP4"><text:span text:style-name="MT2">Title of presentation</text:span></text:p>
        </draw:text-box>
      </draw:frame>
      <draw:frame presentation:style-name="Mpr3" draw:text-style-name="MP5" draw:layer="backgroundobjects" svg:width="8.875cm" svg:height="1.079cm" svg:x="9.576cm" svg:y="19.5cm" presentation:class="footer">
        <draw:text-box>
          <text:p text:style-name="MP5"><text:span text:style-name="MT2">Name</text:span></text:p>
        </draw:text-box>
      </draw:frame>
      <draw:frame presentation:style-name="Mpr3" draw:text-style-name="MP2" draw:layer="backgroundobjects" svg:width="6.523cm" svg:height="1.079cm" svg:x="20.076cm" svg:y="19.5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6</text:page-count></text:span></text:p>
        </draw:text-box>
      </draw:frame>
      <draw:line draw:style-name="Mgr4" draw:text-style-name="MP3" draw:layer="backgroundobjects" svg:x1="0cm" svg:y1="4cm" svg:x2="28cm" svg:y2="4cm">
        <text:p/>
      </draw:line>
      <draw:line draw:style-name="Mgr5" draw:text-style-name="MP3" draw:layer="backgroundobjects" svg:x1="0cm" svg:y1="19cm" svg:x2="28cm" svg:y2="19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K</meta:initial-creator>
    <meta:creation-date>2014-04-08T22:41:33.94</meta:creation-date>
    <meta:editing-duration>PT33M57S</meta:editing-duration>
    <meta:editing-cycles>22</meta:editing-cycles>
    <dc:date>2014-05-21T14:35:09.640000000</dc:date>
    <meta:generator>LibreOffice/4.2.1.1$Windows_x86 LibreOffice_project/d7dbbd7842e6a58b0f521599204e827654e1fb8b</meta:generator>
    <meta:document-statistic meta:object-count="50"/>
  </office:meta>
</office:document-meta>
</file>